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70" style:family="table">
      <style:table-properties style:width="2.8917in" fo:margin-left="-0.0313in" table:align="left" style:writing-mode="lr-tb"/>
    </style:style>
    <style:style style:name="Table170.A" style:family="table-column">
      <style:table-column-properties style:column-width="0.341in"/>
    </style:style>
    <style:style style:name="Table170.B" style:family="table-column">
      <style:table-column-properties style:column-width="0.5771in"/>
    </style:style>
    <style:style style:name="Table170.D" style:family="table-column">
      <style:table-column-properties style:column-width="0.6542in"/>
    </style:style>
    <style:style style:name="Table170.E" style:family="table-column">
      <style:table-column-properties style:column-width="0.7424in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.0104in" fo:border="none" style:writing-mode="lr-tb"/>
    </style:style>
    <style:style style:name="Table171" style:family="table">
      <style:table-properties style:width="6.3625in" fo:margin-left="-0.0313in" table:align="left" style:writing-mode="lr-tb"/>
    </style:style>
    <style:style style:name="Table171.A" style:family="table-column">
      <style:table-column-properties style:column-width="0.5243in"/>
    </style:style>
    <style:style style:name="Table171.B" style:family="table-column">
      <style:table-column-properties style:column-width="5.8382in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.0104in" fo:border="none" style:writing-mode="lr-tb"/>
    </style:style>
    <style:style style:name="Table172" style:family="table">
      <style:table-properties style:width="6.3in" table:align="left" style:writing-mode="lr-tb"/>
    </style:style>
    <style:style style:name="Table172.A" style:family="table-column">
      <style:table-column-properties style:column-width="6.3in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2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73" style:family="table">
      <style:table-properties style:width="6.3in" table:align="left" style:writing-mode="lr-tb"/>
    </style:style>
    <style:style style:name="Table173.A" style:family="table-column">
      <style:table-column-properties style:column-width="6.3in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3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74" style:family="table">
      <style:table-properties style:width="6.3in" table:align="left" style:writing-mode="lr-tb"/>
    </style:style>
    <style:style style:name="Table174.A" style:family="table-column">
      <style:table-column-properties style:column-width="6.3in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75" style:family="table">
      <style:table-properties style:width="6.3in" table:align="left" style:writing-mode="lr-tb"/>
    </style:style>
    <style:style style:name="Table175.A" style:family="table-column">
      <style:table-column-properties style:column-width="6.3in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5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76" style:family="table">
      <style:table-properties style:width="6.3in" table:align="left" style:writing-mode="lr-tb"/>
    </style:style>
    <style:style style:name="Table176.A" style:family="table-column">
      <style:table-column-properties style:column-width="6.3in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6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77" style:family="table">
      <style:table-properties style:width="6.3in" table:align="left" style:writing-mode="lr-tb"/>
    </style:style>
    <style:style style:name="Table177.A" style:family="table-column">
      <style:table-column-properties style:column-width="6.3in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78" style:family="table">
      <style:table-properties style:width="6.3in" table:align="left" style:writing-mode="lr-tb"/>
    </style:style>
    <style:style style:name="Table178.A" style:family="table-column">
      <style:table-column-properties style:column-width="6.3in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8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79" style:family="table">
      <style:table-properties style:width="6.3in" table:align="left" style:writing-mode="lr-tb"/>
    </style:style>
    <style:style style:name="Table179.A" style:family="table-column">
      <style:table-column-properties style:column-width="6.3in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79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0" style:family="table">
      <style:table-properties style:width="6.3in" table:align="left" style:writing-mode="lr-tb"/>
    </style:style>
    <style:style style:name="Table180.A" style:family="table-column">
      <style:table-column-properties style:column-width="6.3in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80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1" style:family="table">
      <style:table-properties style:width="6.3in" table:align="left" style:writing-mode="lr-tb"/>
    </style:style>
    <style:style style:name="Table181.A" style:family="table-column">
      <style:table-column-properties style:column-width="6.3in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82" style:family="table">
      <style:table-properties style:width="6.3in" table:align="left" style:writing-mode="lr-tb"/>
    </style:style>
    <style:style style:name="Table182.A" style:family="table-column">
      <style:table-column-properties style:column-width="6.3in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82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3" style:family="table">
      <style:table-properties style:width="6.3in" table:align="left" style:writing-mode="lr-tb"/>
    </style:style>
    <style:style style:name="Table183.A" style:family="table-column">
      <style:table-column-properties style:column-width="6.3in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84" style:family="table">
      <style:table-properties style:width="6.3in" table:align="left" style:writing-mode="lr-tb"/>
    </style:style>
    <style:style style:name="Table184.A" style:family="table-column">
      <style:table-column-properties style:column-width="6.3in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85" style:family="table">
      <style:table-properties style:width="6.3in" table:align="left" style:writing-mode="lr-tb"/>
    </style:style>
    <style:style style:name="Table185.A" style:family="table-column">
      <style:table-column-properties style:column-width="6.3in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85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6" style:family="table">
      <style:table-properties style:width="6.3in" table:align="left" style:writing-mode="lr-tb"/>
    </style:style>
    <style:style style:name="Table186.A" style:family="table-column">
      <style:table-column-properties style:column-width="6.3in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86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7" style:family="table">
      <style:table-properties style:width="6.3in" table:align="left" style:writing-mode="lr-tb"/>
    </style:style>
    <style:style style:name="Table187.A" style:family="table-column">
      <style:table-column-properties style:column-width="6.3in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88" style:family="table">
      <style:table-properties style:width="6.3in" table:align="left" style:writing-mode="lr-tb"/>
    </style:style>
    <style:style style:name="Table188.A" style:family="table-column">
      <style:table-column-properties style:column-width="6.3in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88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89" style:family="table">
      <style:table-properties style:width="6.3in" table:align="left" style:writing-mode="lr-tb"/>
    </style:style>
    <style:style style:name="Table189.A" style:family="table-column">
      <style:table-column-properties style:column-width="6.3in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90" style:family="table">
      <style:table-properties style:width="6.3in" table:align="left" style:writing-mode="lr-tb"/>
    </style:style>
    <style:style style:name="Table190.A" style:family="table-column">
      <style:table-column-properties style:column-width="6.3in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91" style:family="table">
      <style:table-properties style:width="6.3in" table:align="left" style:writing-mode="lr-tb"/>
    </style:style>
    <style:style style:name="Table191.A" style:family="table-column">
      <style:table-column-properties style:column-width="6.3in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91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92" style:family="table">
      <style:table-properties style:width="6.3in" table:align="left" style:writing-mode="lr-tb"/>
    </style:style>
    <style:style style:name="Table192.A" style:family="table-column">
      <style:table-column-properties style:column-width="6.3in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92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Table193" style:family="table">
      <style:table-properties style:width="6.3in" table:align="left" style:writing-mode="lr-tb"/>
    </style:style>
    <style:style style:name="Table193.A" style:family="table-column">
      <style:table-column-properties style:column-width="6.3in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background-color="#bbffbb" fo:padding="0in" fo:border="none" style:writing-mode="lr-tb">
        <style:background-image/>
      </style:table-cell-properties>
    </style:style>
    <style:style style:name="Table194" style:family="table">
      <style:table-properties style:width="6.3in" table:align="left" style:writing-mode="lr-tb"/>
    </style:style>
    <style:style style:name="Table194.A" style:family="table-column">
      <style:table-column-properties style:column-width="6.3in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background-color="#7a5ada" fo:padding="0in" fo:border="none" style:writing-mode="lr-tb">
        <style:background-image/>
      </style:table-cell-properties>
    </style:style>
    <style:style style:name="Table194.A2" style:family="table-cell">
      <style:table-cell-properties style:vertical-align="middle" fo:background-color="#eeeeff" fo:padding="0in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00033b6"/>
    </style:style>
    <style:style style:name="P2" style:family="paragraph" style:parent-style-name="Standard">
      <style:paragraph-properties fo:margin-top="0in" fo:margin-bottom="0.139in" style:contextual-spacing="false" style:snap-to-layout-grid="false"/>
      <style:text-properties officeooo:paragraph-rsid="000033b6"/>
    </style:style>
    <style:style style:name="P3" style:family="paragraph" style:parent-style-name="Standard">
      <style:paragraph-properties fo:margin-top="0in" fo:margin-bottom="0.139in" style:contextual-spacing="false"/>
      <style:text-properties fo:font-weight="bold" officeooo:paragraph-rsid="000033b6" style:font-weight-asian="bold" style:font-weight-complex="bold"/>
    </style:style>
    <style:style style:name="P4" style:family="paragraph" style:parent-style-name="Standard">
      <style:paragraph-properties fo:margin-top="0in" fo:margin-bottom="0.139in" style:contextual-spacing="false" fo:line-height="115%" fo:orphans="2" fo:widows="2" style:writing-mode="lr-tb"/>
      <style:text-properties officeooo:paragraph-rsid="000033b6"/>
    </style:style>
    <style:style style:name="P5" style:family="paragraph" style:parent-style-name="Standard" style:list-style-name="WW8Num22">
      <style:paragraph-properties fo:margin-top="0in" fo:margin-bottom="0in" style:contextual-spacing="false" fo:line-height="100%"/>
      <style:text-properties officeooo:paragraph-rsid="000033b6"/>
    </style:style>
    <style:style style:name="P6" style:family="paragraph" style:parent-style-name="Standard" style:list-style-name="WW8Num23">
      <style:paragraph-properties fo:margin-top="0in" fo:margin-bottom="0in" style:contextual-spacing="false" fo:line-height="100%"/>
      <style:text-properties officeooo:paragraph-rsid="000033b6"/>
    </style:style>
    <style:style style:name="P7" style:family="paragraph" style:parent-style-name="Standard" style:list-style-name="WW8Num22">
      <style:paragraph-properties fo:margin-top="0in" fo:margin-bottom="0.1945in" style:contextual-spacing="false" fo:line-height="100%"/>
      <style:text-properties officeooo:paragraph-rsid="000033b6"/>
    </style:style>
    <style:style style:name="P8" style:family="paragraph" style:parent-style-name="Standard" style:list-style-name="WW8Num23">
      <style:paragraph-properties fo:margin-top="0in" fo:margin-bottom="0.1945in" style:contextual-spacing="false" fo:line-height="100%"/>
      <style:text-properties officeooo:paragraph-rsid="000033b6"/>
    </style:style>
    <style:style style:name="P9" style:family="paragraph" style:parent-style-name="Heading_20_3">
      <style:text-properties officeooo:paragraph-rsid="000033b6"/>
    </style:style>
    <style:style style:name="P10" style:family="paragraph" style:parent-style-name="chaphead">
      <style:text-properties officeooo:paragraph-rsid="000033b6"/>
    </style:style>
    <style:style style:name="P11" style:family="paragraph" style:parent-style-name="secthead">
      <style:text-properties officeooo:paragraph-rsid="000033b6"/>
    </style:style>
    <style:style style:name="P12" style:family="paragraph" style:parent-style-name="Normal_20__28_Web_29_">
      <style:text-properties officeooo:paragraph-rsid="000033b6"/>
    </style:style>
    <style:style style:name="P13" style:family="paragraph" style:parent-style-name="codetitle">
      <style:paragraph-properties fo:margin-top="0.1945in" fo:margin-bottom="0in" style:contextual-spacing="false"/>
      <style:text-properties officeooo:paragraph-rsid="000033b6"/>
    </style:style>
    <style:style style:name="P14" style:family="paragraph" style:parent-style-name="HTML_20_Preformatted">
      <style:text-properties officeooo:paragraph-rsid="000033b6"/>
    </style:style>
    <style:style style:name="P15" style:family="paragraph" style:parent-style-name="note">
      <style:paragraph-properties fo:margin-top="0.1945in" fo:margin-bottom="0in" style:contextual-spacing="false"/>
      <style:text-properties officeooo:paragraph-rsid="000033b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10. Configurarea Aplicaţiei Bootloader</text:h>
      <text:p text:style-name="P10"><text:bookmark text:name="book_part1_chap10__chap1"/><text:span text:style-name="chapnum">10.a. </text:span>Alegerea</text:p>
      <text:p text:style-name="P11"><text:bookmark-start text:name="book_part1_chap10__chap1_sect1"/>Introducere<text:bookmark-end text:name="book_part1_chap10__chap1_sect1"/></text:p>
      <text:p text:style-name="P12">Acum, că kernel-ul este configurat şi compilat şi fişierele de configurare a sistemului sunt completate corect, este timpul să instalăm un program ce va încărca kernel-ul când porniţi sistemul. Un astfel de program se numeşte <text:span text:style-name="Emphasis1">bootloader</text:span>. Pentru arhitectura x86, Gentoo Linux oferă <text:a xlink:type="simple" xlink:href="http://www.gentoo.org/doc/ro/handbook/handbook-x86.xml?full=1#grub"><text:span text:style-name="Internet_20_link">GRUB</text:span></text:a> şi <text:a xlink:type="simple" xlink:href="http://www.gentoo.org/doc/ro/handbook/handbook-x86.xml?full=1#lilo"><text:span text:style-name="Internet_20_link">LILO</text:span></text:a>. Dar, înainte de a instala unul dintre aceste aplicaţii bootloader, vă vom informa cum să configuraţi framebuffer-ul (presupunând că doriţi acest lucru, bineînţeles). Cu framebuffer puteţi rula linia de comandă Linux beneficiind de unele caracteristici (limitate) grafice (cum ar fi utilizarea imaginii bootsplash pe care Gentoo o oferă). </text:p>
      <text:p text:style-name="P11"><text:bookmark-start text:name="book_part1_chap10__chap1_sect2"/>Opţional: Framebuffer<text:bookmark-end text:name="book_part1_chap10__chap1_sect2"/></text:p>
      <text:p text:style-name="P12"><text:span text:style-name="Emphasis1">Dacă</text:span> v-aţi configurat kernel-ul cu suport pentru framebuffer (sau aţi utilizat configuraţia implicită din <text:span text:style-name="code">genkernel</text:span>), puteţi activa framebuffer prin adăugarea parametrului <text:span text:style-name="code">vga</text:span> sau <text:span text:style-name="code">video</text:span> în configuraţia aplicaţiei bootloader. </text:p>
      <text:p text:style-name="P12">Mai întâi de toate, trebuie să ştiţi ce device utilizaţi pentru framebuffer. Dacă utilizaţi surse de kernel cu patch-uri Gentoo (cum sunt <text:span text:style-name="code">gentoo-sources</text:span>) veţi putea selecta <text:span text:style-name="code">vesafb-tng</text:span> ca <text:span text:style-name="Emphasis1">VESA driver type</text:span> (opţiune implicită pentru aceste surse de kernel). Dacă acesta este şi cazul dvs., utilizaţi <text:span text:style-name="code">vesafb-tng</text:span> şi nu vă este necesară setarea parametrului <text:span text:style-name="code">vga</text:span>. Altfel, utilizaţi driver-ul <text:span text:style-name="code">vesafb</text:span> şi trebuie să setaţi parametrul <text:span text:style-name="code">vga</text:span>. </text:p>
      <text:p text:style-name="P12">Parametrul <text:span text:style-name="code">vga</text:span> controlează rezoluţia şi adâncimea de culoare pentru ecranul framebuffer pentru <text:span text:style-name="code">vesafb</text:span>. Aşa cum este menţionat şi în <text:span text:style-name="path">/usr/src/linux/Documentation/fb/vesafb.txt</text:span> (ce este instalat odată cu un pachet de surse de kernel), trebuie să adăugaţi ca valoare numărul VESA corespunzător rezoluţiei dorite şi adâncimea de culoare pentru aceasta. </text:p>
      <text:p text:style-name="P12"><text:span text:style-name="T1">Următorul tabel listează rezoluţiile disponibile şi adâncimile de culoare, şi le asociază cu valoarea pe care trebuie să i-o adăugaţi parametrului </text:span><text:span text:style-name="code"><text:span text:style-name="T1">vga</text:span></text:span><text:span text:style-name="T1">. </text:span></text:p>
      <table:table table:name="Table170" table:style-name="Table170">
        <table:table-column table:style-name="Table170.A"/>
        <table:table-column table:style-name="Table170.B" table:number-columns-repeated="2"/>
        <table:table-column table:style-name="Table170.D"/>
        <table:table-column table:style-name="Table170.E"/>
        <table:table-row table:style-name="Table170.1">
          <table:table-cell table:style-name="Table170.A1" office:value-type="string">
            <text:p text:style-name="P2"/>
          </table:table-cell>
          <table:table-cell table:style-name="Table170.A1" office:value-type="string">
            <text:p text:style-name="P3">640x480</text:p>
          </table:table-cell>
          <table:table-cell table:style-name="Table170.A1" office:value-type="string">
            <text:p text:style-name="P3">800x600</text:p>
          </table:table-cell>
          <table:table-cell table:style-name="Table170.A1" office:value-type="string">
            <text:p text:style-name="P3">1024x768</text:p>
          </table:table-cell>
          <table:table-cell table:style-name="Table170.A1" office:value-type="string">
            <text:p text:style-name="P3">1280x1024</text:p>
          </table:table-cell>
        </table:table-row>
        <table:table-row table:style-name="Table170.1">
          <table:table-cell table:style-name="Table170.A1" office:value-type="string">
            <text:p text:style-name="P3">256</text:p>
          </table:table-cell>
          <table:table-cell table:style-name="Table170.A1" office:value-type="string">
            <text:p text:style-name="P4">0x301</text:p>
          </table:table-cell>
          <table:table-cell table:style-name="Table170.A1" office:value-type="string">
            <text:p text:style-name="P4">0x303</text:p>
          </table:table-cell>
          <table:table-cell table:style-name="Table170.A1" office:value-type="string">
            <text:p text:style-name="P4">0x305</text:p>
          </table:table-cell>
          <table:table-cell table:style-name="Table170.A1" office:value-type="string">
            <text:p text:style-name="P4">0x307</text:p>
          </table:table-cell>
        </table:table-row>
        <table:table-row table:style-name="Table170.1">
          <table:table-cell table:style-name="Table170.A1" office:value-type="string">
            <text:p text:style-name="P3">32k</text:p>
          </table:table-cell>
          <table:table-cell table:style-name="Table170.A1" office:value-type="string">
            <text:p text:style-name="P4">0x310</text:p>
          </table:table-cell>
          <table:table-cell table:style-name="Table170.A1" office:value-type="string">
            <text:p text:style-name="P4">0x313</text:p>
          </table:table-cell>
          <table:table-cell table:style-name="Table170.A1" office:value-type="string">
            <text:p text:style-name="P4">0x316</text:p>
          </table:table-cell>
          <table:table-cell table:style-name="Table170.A1" office:value-type="string">
            <text:p text:style-name="P4">0x319</text:p>
          </table:table-cell>
        </table:table-row>
        <table:table-row table:style-name="Table170.1">
          <table:table-cell table:style-name="Table170.A1" office:value-type="string">
            <text:p text:style-name="P3">64k</text:p>
          </table:table-cell>
          <table:table-cell table:style-name="Table170.A1" office:value-type="string">
            <text:p text:style-name="P4">0x311</text:p>
          </table:table-cell>
          <table:table-cell table:style-name="Table170.A1" office:value-type="string">
            <text:p text:style-name="P4">0x314</text:p>
          </table:table-cell>
          <table:table-cell table:style-name="Table170.A1" office:value-type="string">
            <text:p text:style-name="P4">0x317</text:p>
          </table:table-cell>
          <table:table-cell table:style-name="Table170.A1" office:value-type="string">
            <text:p text:style-name="P4">0x31A</text:p>
          </table:table-cell>
        </table:table-row>
        <text:soft-page-break/>
        <table:table-row table:style-name="Table170.1">
          <table:table-cell table:style-name="Table170.A1" office:value-type="string">
            <text:p text:style-name="P3">16M</text:p>
          </table:table-cell>
          <table:table-cell table:style-name="Table170.A1" office:value-type="string">
            <text:p text:style-name="P4">0x312</text:p>
          </table:table-cell>
          <table:table-cell table:style-name="Table170.A1" office:value-type="string">
            <text:p text:style-name="P4">0x315</text:p>
          </table:table-cell>
          <table:table-cell table:style-name="Table170.A1" office:value-type="string">
            <text:p text:style-name="P4">0x318</text:p>
          </table:table-cell>
          <table:table-cell table:style-name="Table170.A1" office:value-type="string">
            <text:p text:style-name="P4">0x31B</text:p>
          </table:table-cell>
        </table:table-row>
      </table:table>
      <text:p text:style-name="P12">Parametrul <text:span text:style-name="code">video</text:span> controlează opţiunile de afişare pentru framebuffer. Necesită driver-ul de framebuffer (<text:span text:style-name="code">vesafb</text:span> pentru versiunile de kernel 2.6 sau <text:span text:style-name="code">vesa</text:span> pentru versiunile 2.4) urmat de valorile pe care doriţi să le activaţi. Toate variabilele sunt afişate în <text:span text:style-name="path">/usr/src/linux/Documentation/fb/vesafb.txt</text:span>, dar vă vom informa despre cele 3 mai utilizate opţiuni: </text:p>
      <table:table table:name="Table171" table:style-name="Table171">
        <table:table-column table:style-name="Table171.A"/>
        <table:table-column table:style-name="Table171.B"/>
        <table:table-row table:style-name="Table171.1">
          <table:table-cell table:style-name="Table171.A1" office:value-type="string">
            <text:p text:style-name="P3">Control</text:p>
          </table:table-cell>
          <table:table-cell table:style-name="Table171.A1" office:value-type="string">
            <text:p text:style-name="P3">Descriere</text:p>
          </table:table-cell>
        </table:table-row>
        <table:table-row table:style-name="Table171.1">
          <table:table-cell table:style-name="Table171.A1" office:value-type="string">
            <text:p text:style-name="P4">ywrap</text:p>
          </table:table-cell>
          <table:table-cell table:style-name="Table171.A1" office:value-type="string">
            <text:p text:style-name="P4">Presupune că placa grafică îşi poate realoca memoria consecutiv (spre ex. să continue de la început când a ajuns la sfârşit) </text:p>
          </table:table-cell>
        </table:table-row>
        <table:table-row table:style-name="Table171.1">
          <table:table-cell table:style-name="Table171.A1" office:value-type="string">
            <text:p text:style-name="P4">mtrr:n</text:p>
          </table:table-cell>
          <table:table-cell table:style-name="Table171.A1" office:value-type="string">
            <text:p text:style-name="P4">Setează regiştrii MTRR. <text:span text:style-name="code">n</text:span> poate fi: 0 - dezactivat 1 - necache-uit 2 - modul write-back 3 - modul write-combining 4 - modul write-through </text:p>
          </table:table-cell>
        </table:table-row>
        <table:table-row table:style-name="Table171.1">
          <table:table-cell table:style-name="Table171.A1" office:value-type="string">
            <text:p text:style-name="P4"><text:span text:style-name="code">mod</text:span></text:p>
          </table:table-cell>
          <table:table-cell table:style-name="Table171.A1" office:value-type="string">
            <text:p text:style-name="P4">(doar pentru <text:span text:style-name="code">vesafb-tng</text:span>)<text:line-break/>Setează rezoluţia, adâncimea de culoare şi rata de reîmprospătare. Spre exemplu, <text:span text:style-name="code">1024x768-32@85</text:span> pentru o rezoluţie de 1024x768, 32 biţi adâncimea de culoare şi o rata de reîmprospătare de 85 Hz. </text:p>
          </table:table-cell>
        </table:table-row>
      </table:table>
      <text:p text:style-name="P12">Rezultatul acestor două argumente poate fi ceva asemănător cu <text:span text:style-name="code">vga=0x318 video=vesafb:mtrr:3,ywrap</text:span> sau <text:span text:style-name="code">video=vesafb:mtrr:3,ywrap,1024x768-32@85</text:span>. Reţineţi (sau notaţi-vă) aceste setări; veţi avea nevoie de ele în scurt timp. </text:p>
      <text:p text:style-name="P12">Acum, continuaţi cu instalarea <text:a xlink:type="simple" xlink:href="http://www.gentoo.org/doc/ro/handbook/handbook-x86.xml?full=1#grub"><text:span text:style-name="Internet_20_link">GRUB</text:span></text:a> <text:span text:style-name="Emphasis1">sau</text:span> <text:a xlink:type="simple" xlink:href="http://www.gentoo.org/doc/ro/handbook/handbook-x86.xml?full=1#lilo"><text:span text:style-name="Internet_20_link">LILO</text:span></text:a>. </text:p>
      <text:p text:style-name="P10"><text:bookmark text:name="grub"/><text:bookmark text:name="book_part1_chap10__chap2"/><text:span text:style-name="chapnum">10.b. </text:span>Implicit: Utilizarea GRUB</text:p>
      <text:p text:style-name="P11"><text:bookmark-start text:name="book_part1_chap10__chap2_sect1"/>Înţelegerea terminologiei implementată în GRUB<text:bookmark-end text:name="book_part1_chap10__chap2_sect1"/></text:p>
      <text:p text:style-name="P12">Cea mai critică parte în procesul de înţelegere a aplicaţiei GRUB este familiarizarea cu modul cum acesta se referă la harddisk-uri şi partiţii. Partiţia dvs. de Linux <text:span text:style-name="path">/dev/hda1</text:span> va fi aproape sigur referită în GRUB ca <text:span text:style-name="path">(hd0,0)</text:span>. Atenţie la parantezele din jurul <text:span text:style-name="path">hd0,0</text:span> sunt necesare. </text:p>
      <text:p text:style-name="P12">Drive-urile de harddisk sunt numerotate de la zero în loc de "a" şi partiţiile încep de la zero în loc de unu. Atenţie, din nou, cu faptul că doar drive-urile de harddisk-uri sunt numerotate, nu şi dispozitivele non-atapi cum ar fi dispozitivele cdrom şi cele de înregistrat cd-uri. De asemenea, aceeaşi referire există şi pentru drive-urile SCSI. (Normal, ele sunt numerotate până la numere mai mari decât drive-urile IDE, exceptând cazul când BIOS-ul este configurat să boot-eze de pe dispozitivele SCSI). Când configuraţi în BIOS să boot-eze de pe un disc diferit (spre ex. discul dvs. primary slave), <text:span text:style-name="Emphasis1">acel</text:span> disc va fi detectat ca <text:span text:style-name="path">hd0</text:span>. </text:p>
      <text:p text:style-name="P12"><text:soft-page-break/>Presupunând că aveţi un hard-disk pe <text:span text:style-name="path">/dev/hda</text:span>, un cdrom pe <text:span text:style-name="path">/dev/hdb</text:span>, un cdwriter pe <text:span text:style-name="path">/dev/hdc</text:span>, un al doilea hard-disk pe <text:span text:style-name="path">/dev/hdd</text:span> şi nici un hard-disk SCSI, atunci <text:span text:style-name="path">/dev/hdd7</text:span> devine pentru GRUB <text:span text:style-name="path">(hd1,6)</text:span>. Ar putea părea înşelător şi chiar este, dar aşa cum vom vedea, GRUB-ul oferă un mecanism de completare cu tab la îndemâna celor care au multe hard-disk-uri şi partiţii şi din acastă cauză s-au pierdut în schema de numerotare a GRUB-ului. </text:p>
      <text:p text:style-name="P12">Obişnuindu-ne cu ideea, este timpul să începem instalarea GRUB-ului. </text:p>
      <text:p text:style-name="P11">Instalarea GRUB</text:p>
      <text:p text:style-name="P12">Pentru a instala GRUB-ul, trebuie mai întâi sa daţi comanda emerge. </text:p>
      <table:table table:name="Table172" table:style-name="Table172">
        <table:table-column table:style-name="Table172.A"/>
        <table:table-row table:style-name="Table172.1">
          <table:table-cell table:style-name="Table172.A1" office:value-type="string">
            <text:p text:style-name="P13"><text:bookmark text:name="book_part1_chap10__chap2_pre1"/>Cod 2.1: Instalarea GRUB</text:p>
          </table:table-cell>
        </table:table-row>
        <table:table-row table:style-name="Table172.1">
          <table:table-cell table:style-name="Table172.A2" office:value-type="string">
            <text:p text:style-name="P14"># <text:span text:style-name="code-input">emerge grub</text:span></text:p>
          </table:table-cell>
        </table:table-row>
      </table:table>
      <text:p text:style-name="P12">Deşi GRUB este acum instalat, tot mai trebuie să îi scriem un fişier de configurare şi să-l instalăm în zona MBR pentru ca GRUB să boot-eze automat în noul kernel creat. Creaţi <text:span text:style-name="path">/boot/grub/grub.conf</text:span> cu <text:span text:style-name="code">nano</text:span> (sau, dacă este cazul, cu alt editor): </text:p>
      <table:table table:name="Table173" table:style-name="Table173">
        <table:table-column table:style-name="Table173.A"/>
        <table:table-row table:style-name="Table173.1">
          <table:table-cell table:style-name="Table173.A1" office:value-type="string">
            <text:p text:style-name="P13"><text:bookmark text:name="book_part1_chap10__chap2_pre2"/>Cod 2.2: Crearea /boot/grub/grub.conf</text:p>
          </table:table-cell>
        </table:table-row>
        <table:table-row table:style-name="Table173.1">
          <table:table-cell table:style-name="Table173.A2" office:value-type="string">
            <text:p text:style-name="P14"># <text:span text:style-name="code-input">nano -w /boot/grub/grub.conf</text:span></text:p>
          </table:table-cell>
        </table:table-row>
      </table:table>
      <text:p text:style-name="P12">Acum vom scrie un fişier <text:span text:style-name="path">grub.conf</text:span>. Mai jos, veţi regăsi două fişiere <text:span text:style-name="path">grub.conf</text:span> pentru exemplul de partiţionare utilizat în acest ghid. Doar primul fişier <text:span text:style-name="path">grub.conf</text:span> a fost comentat intensiv. Aveţi grijă să utilizaţi imaginea <text:span text:style-name="Emphasis1">dvs.</text:span> de kernel şi, dacă este cazul, imaginea <text:span text:style-name="Emphasis1">dvs.</text:span> initrd. </text:p>
      <text:list xml:id="list6608269301708798880" text:style-name="WW8Num22">
        <text:list-item>
          <text:p text:style-name="P5">Primul fişier <text:span text:style-name="path">grub.conf</text:span> este pentru persoanele care nu au utilizat <text:span text:style-name="code">genkernel</text:span> pentru a-şi construi kernel-ul </text:p>
        </text:list-item>
        <text:list-item>
          <text:p text:style-name="P7">Al doilea fişier <text:span text:style-name="path">grub.conf</text:span> este pentru persoanele care au utilizat <text:span text:style-name="code">genkernel</text:span> pentru a-şi construi kernel-ul </text:p>
        </text:list-item>
      </text:list>
      <table:table table:name="Table174" table:style-name="Table174">
        <table:table-column table:style-name="Table174.A"/>
        <table:table-row table:style-name="Table174.1">
          <table:table-cell table:style-name="Table174.A1" office:value-type="string">
            <text:p text:style-name="P15"><text:span text:style-name="T2">Notă: </text:span>Dacă sistemul de fişiere al partiţiei dvs. rădăcină este JFS, <text:span text:style-name="Emphasis1">trebuie</text:span> să adăugaţi " ro" în linia de <text:span text:style-name="code">kernel</text:span>, deoarece JFS trebuie să-şi restaureze log-ul înainte de a permite mount-area în modul read-write (citire-scriere). </text:p>
          </table:table-cell>
        </table:table-row>
      </table:table>
      <text:p text:style-name="P1"/>
      <table:table table:name="Table175" table:style-name="Table175">
        <table:table-column table:style-name="Table175.A"/>
        <table:table-row table:style-name="Table175.1">
          <table:table-cell table:style-name="Table175.A1" office:value-type="string">
            <text:p text:style-name="P13">Cod 2.3: grub.conf pentru utilizatorii care nu au folosit genkernel</text:p>
          </table:table-cell>
        </table:table-row>
        <table:table-row table:style-name="Table175.1">
          <table:table-cell table:style-name="Table175.A2" office:value-type="string">
            <text:p text:style-name="P14"><text:span text:style-name="code-comment"># Care intrare să boot-eze implicit. 0 este prima, 1 este a doua, etc.</text:span></text:p>
            <text:p text:style-name="P14">default 0</text:p>
            <text:p text:style-name="P14"><text:span text:style-name="code-comment"># Câte secunde să aştepte înainte de a încărca intrarea implicită.</text:span></text:p>
            <text:p text:style-name="P14">timeout 30</text:p>
            <text:p text:style-name="P14"><text:span text:style-name="code-comment"># O imagine splash drăguţă pentru a colora situaţia :)</text:span></text:p>
            <text:p text:style-name="P14"><text:span text:style-name="code-comment"># Comentaţi dacă nu aveţi o placă grafică instalată</text:span></text:p>
            <text:p text:style-name="P14">splashimage=(hd0,0)/boot/grub/splash.xpm.gz</text:p>
            <text:p text:style-name="P14"/>
            <text:p text:style-name="P14">title=Gentoo Linux 2.6.12-r10</text:p>
            <text:p text:style-name="P14"><text:span text:style-name="code-comment"># Partiţia unde se află imaginea de kernel (sau sistemul de operare)</text:span></text:p>
            <text:p text:style-name="P14">root (hd0,0)</text:p>
            <text:p text:style-name="P14">kernel /boot/kernel-2.6.12-gentoo-r10 root=/dev/hda3</text:p>
            <text:p text:style-name="P14"><text:soft-page-break/></text:p>
            <text:p text:style-name="P14"><text:span text:style-name="code-comment"># Următoarele patru linii sunt numai dacă utilizaţi dualboot cu un sistem Windows.</text:span></text:p>
            <text:p text:style-name="P14"><text:span text:style-name="code-comment"># În acest caz, Windows se află pe /dev/hda6.</text:span></text:p>
            <text:p text:style-name="P14">title=Windows XP</text:p>
            <text:p text:style-name="P14">rootnoverify (hd0,5)</text:p>
            <text:p text:style-name="P14">makeactive</text:p>
            <text:p text:style-name="P14">chainloader +1</text:p>
          </table:table-cell>
        </table:table-row>
      </table:table>
      <text:p text:style-name="P1"/>
      <table:table table:name="Table176" table:style-name="Table176">
        <table:table-column table:style-name="Table176.A"/>
        <table:table-row table:style-name="Table176.1">
          <table:table-cell table:style-name="Table176.A1" office:value-type="string">
            <text:p text:style-name="P13">Cod 2.4: grub.conf pentru utilizatorii genkernel</text:p>
          </table:table-cell>
        </table:table-row>
        <table:table-row table:style-name="Table176.1">
          <table:table-cell table:style-name="Table176.A2" office:value-type="string">
            <text:p text:style-name="P14">default 0</text:p>
            <text:p text:style-name="P14">timeout 30</text:p>
            <text:p text:style-name="P14">splashimage=(hd0,0)/boot/grub/splash.xpm.gz</text:p>
            <text:p text:style-name="P14"/>
            <text:p text:style-name="P14">title=Gentoo Linux 2.6.12-r10</text:p>
            <text:p text:style-name="P14">root (hd0,0)</text:p>
            <text:p text:style-name="P14">kernel /boot/kernel-genkernel-x86-2.6.12-gentoo-r10 root=/dev/ram0 init=/linuxrc ramdisk=8192 real_root=/dev/hda3 udev</text:p>
            <text:p text:style-name="P14">initrd /boot/initramfs-genkernel-x86-2.6.12-gentoo-r10</text:p>
            <text:p text:style-name="P14"/>
            <text:p text:style-name="P14"><text:span text:style-name="code-comment"># Doar în cazul în care utilizaţi dual-boot</text:span></text:p>
            <text:p text:style-name="P14">title=Windows XP</text:p>
            <text:p text:style-name="P14">rootnoverify (hd0,5)</text:p>
            <text:p text:style-name="P14">makeactive</text:p>
            <text:p text:style-name="P14">chainloader +1</text:p>
          </table:table-cell>
        </table:table-row>
      </table:table>
      <text:p text:style-name="P1"/>
      <table:table table:name="Table177" table:style-name="Table177">
        <table:table-column table:style-name="Table177.A"/>
        <table:table-row table:style-name="Table177.1">
          <table:table-cell table:style-name="Table177.A1" office:value-type="string">
            <text:p text:style-name="P15"><text:span text:style-name="T2">Notă: </text:span>Parametrul <text:span text:style-name="code">udev</text:span> menţionat la sfârşitul liniei de kernel este necesară pentru a rezolva temporar o problemă din unele versiuni de genkernel <text:span text:style-name="Emphasis1">dacă</text:span> utilizaţi udev de la început (utilizare, care este implicită). </text:p>
          </table:table-cell>
        </table:table-row>
      </table:table>
      <text:p text:style-name="P12">Dacă utilizaţi o schemă de partiţionare şi/sau imagine de kernel diferită, modificaţi în consecinţă. Oricum, asiguraţi-vă că orice precedă un device GRUB (cum ar fi <text:span text:style-name="path">(hd0,0)</text:span>) este relativ la mount point nu la rădăcină. Cu alte cuvinte, <text:span text:style-name="path">(hd0,0)/grub/splash.xpm.gz</text:span> este în realitate <text:span text:style-name="path">/boot/grub/splash.xpm.gz</text:span> deoarece <text:span text:style-name="path">(hd0,0)</text:span> este <text:span text:style-name="path">/boot</text:span>. </text:p>
      <text:p text:style-name="P12">În plus, dacă alegeţi să utilizaţi o altă schemă de partiţionare şi nu aţi pus <text:span text:style-name="path">/boot</text:span> pe o partiţie separată, prefixul <text:span text:style-name="path">/boot</text:span> utilizat în exemplele de cod de mai sus este chiar <text:span text:style-name="Emphasis1">necesar</text:span>. Dacă aţi urmat planul de partiţionare sugerat de noi, prefixul <text:span text:style-name="path">/boot</text:span> nu este necesar, însă link-ul simbolic <text:span text:style-name="path">boot</text:span> îl face să funcţioneze. Pe scurt, exemplele de mai sus ar trebuie să funcţioneze, indiferent dacă aţi utilizat o partiţie separată pentru <text:span text:style-name="path">/boot</text:span> sau nu. </text:p>
      <text:p text:style-name="P12">Dacă doriţi să introduceţi opţiuni adiţionale pentru kernel, adăugaţi-le la sfârşitul comenzii kernel. Deja avem o opţiune (<text:span text:style-name="code">root=/dev/hda3</text:span> sau <text:span text:style-name="code">real_root=/dev/hda3</text:span>), dar puteţi introduce şi altele, cum ar fi parametrii <text:span text:style-name="code">video</text:span> şi/sau <text:span text:style-name="code">vga</text:span> pentru framebuffer, aşa cum am specificat anterior. </text:p>
      <text:p text:style-name="P12">Dacă utilizaţi o versiune de kernel 2.6.7 sau mai nouă şi aţi modificat contactele pe hard-disk pentru că BIOS-ul dvs. nu poate manipula discuri mari, va trebui să adăugaţi opţiunea <text:span text:style-name="code">hdx=stroke</text:span>. </text:p>
      <text:p text:style-name="P12">Utilizatorii <text:span text:style-name="code">genkernel</text:span> ar trebui să ştie că kernel-urile lor utilizează aceleaşi opţiuni folosite pentru mediul Installation CD. Spre exemplu, dacă aveţi dispozitive SCSI, ar trebui să adăugaţi <text:span text:style-name="code">doscsi</text:span> ca <text:soft-page-break/>opţiune de kernel. </text:p>
      <text:p text:style-name="P12">Acum salvaţi fişierul <text:span text:style-name="path">grub.conf</text:span> şi ieşiţi. Tot mai trebuie să instalăm GRUB în zona MBR (Master Boot Record) pentru ca acesta să fie încărcat automat la pornirea sistemului. </text:p>
      <text:p text:style-name="P12">Dezvoltatorii GRUB ne recomandă să utilizăm <text:span text:style-name="code">grub-install</text:span>. Totuşi, dacă dintr-un motiv <text:span text:style-name="code">grub-install</text:span> nu funcţionează corect, tot mai aveţi soluţia să instalaţi GRUB manual. </text:p>
      <text:p text:style-name="P12">Continuaţi cu <text:a xlink:type="simple" xlink:href="http://www.gentoo.org/doc/ro/handbook/handbook-x86.xml?full=1#grub-install-auto"><text:span text:style-name="Internet_20_link">Implicit: Setarea GRUB Utilizând grub-install</text:span></text:a> sau <text:a xlink:type="simple" xlink:href="http://www.gentoo.org/doc/ro/handbook/handbook-x86.xml?full=1#grub-install-manual"><text:span text:style-name="Internet_20_link">Alternativ: Setarea GRUB Utilizând Instrucţiuni Manuale</text:span></text:a>. </text:p>
      <text:p text:style-name="P11"><text:bookmark-start text:name="book_part1_chap10__chap2_sect3"/>Implicit: Setarea GRUB utilizând grub-install<text:bookmark-end text:name="book_part1_chap10__chap2_sect3"/></text:p>
      <text:p text:style-name="P12">Pentru a instala GRUB trebuie să rulaţi comanda <text:span text:style-name="code">grub-install</text:span>. Totuşi, <text:span text:style-name="code">grub-install</text:span> nu va funcţiona ca la carte pentru că ne aflăm într-un mediu chroot. Trebuie să creăm <text:span text:style-name="path">/etc/mtab</text:span> ce conţine toate sistemele de fişiere mount-ate. Din fericire, există o soluţie simplă pentru a realiza acest pas - trebuie doar să copiaţi <text:span text:style-name="path">/proc/mounts</text:span> ca <text:span text:style-name="path">/etc/mtab</text:span>, excluzând linia <text:span text:style-name="code">rootfs</text:span>, în cazul în care nu aţi creat o partiţie separată de boot. Următoarea comandă va funcţiona în ambele cazuri: </text:p>
      <table:table table:name="Table178" table:style-name="Table178">
        <table:table-column table:style-name="Table178.A"/>
        <table:table-row table:style-name="Table178.1">
          <table:table-cell table:style-name="Table178.A1" office:value-type="string">
            <text:p text:style-name="P13"><text:bookmark text:name="book_part1_chap10__chap2_pre5"/>Cod 2.5: Crearea /etc/mtab</text:p>
          </table:table-cell>
        </table:table-row>
        <table:table-row table:style-name="Table178.1">
          <table:table-cell table:style-name="Table178.A2" office:value-type="string">
            <text:p text:style-name="P14"># <text:span text:style-name="code-input">grep -v rootfs /proc/mounts &gt; /etc/mtab</text:span></text:p>
          </table:table-cell>
        </table:table-row>
      </table:table>
      <text:p text:style-name="P12">Acum, puteţi instala grub, utilizând <text:span text:style-name="code">grub-install</text:span>: </text:p>
      <table:table table:name="Table179" table:style-name="Table179">
        <table:table-column table:style-name="Table179.A"/>
        <table:table-row table:style-name="Table179.1">
          <table:table-cell table:style-name="Table179.A1" office:value-type="string">
            <text:p text:style-name="P13"><text:bookmark text:name="book_part1_chap10__chap2_pre6"/>Cod 2.6: Rularea grub-install</text:p>
          </table:table-cell>
        </table:table-row>
        <table:table-row table:style-name="Table179.1">
          <table:table-cell table:style-name="Table179.A2" office:value-type="string">
            <text:p text:style-name="P14"># <text:span text:style-name="code-input">grub-install /dev/hda</text:span></text:p>
          </table:table-cell>
        </table:table-row>
      </table:table>
      <text:p text:style-name="P12">Dacă aveţi mai multe întrebări cu privire la GRUB, vă rugăm să consultaţi documentul despre <text:a xlink:type="simple" xlink:href="http://www.gnu.org/software/grub/grub-faq.html"><text:span text:style-name="Internet_20_link">Întrebări Frecvente despre GRUB</text:span></text:a> sau <text:a xlink:type="simple" xlink:href="http://www.gnu.org/software/grub/manual/"><text:span text:style-name="Internet_20_link">Manualul GRUB</text:span></text:a>. </text:p>
      <text:p text:style-name="P12">Continuaţi cu <text:a xlink:type="simple" xlink:href="http://www.gentoo.org/doc/ro/handbook/handbook-x86.xml?full=1#reboot"><text:span text:style-name="Internet_20_link">Repornirea Sistemului</text:span></text:a>. </text:p>
      <text:p text:style-name="P11"><text:bookmark-start text:name="book_part1_chap10__chap2_sect4"/>Alternativ: Setarea GRUB Utilizând Instrucţiuni Manuale<text:bookmark-end text:name="book_part1_chap10__chap2_sect4"/></text:p>
      <text:p text:style-name="P12">Pentru a începe configurarea GRUB, tastaţi <text:span text:style-name="code">grub</text:span>. Vi se va afişa <text:span text:style-name="path">grub&gt;</text:span>, linia de comandă a grub. Acum, trebuie să tastaţi comenzile potrivite pentru a instala GRUB pe disc. </text:p>
      <table:table table:name="Table180" table:style-name="Table180">
        <table:table-column table:style-name="Table180.A"/>
        <table:table-row table:style-name="Table180.1">
          <table:table-cell table:style-name="Table180.A1" office:value-type="string">
            <text:p text:style-name="P13"><text:bookmark text:name="book_part1_chap10__chap2_pre7"/>Cod 2.7: Rularea GRUB shell</text:p>
          </table:table-cell>
        </table:table-row>
        <table:table-row table:style-name="Table180.1">
          <table:table-cell table:style-name="Table180.A2" office:value-type="string">
            <text:p text:style-name="P14"># <text:span text:style-name="code-input">grub</text:span></text:p>
          </table:table-cell>
        </table:table-row>
      </table:table>
      <text:p text:style-name="P1"/>
      <table:table table:name="Table181" table:style-name="Table181">
        <table:table-column table:style-name="Table181.A"/>
        <text:soft-page-break/>
        <table:table-row table:style-name="Table181.1">
          <table:table-cell table:style-name="Table181.A1" office:value-type="string">
            <text:p text:style-name="P15"><text:span text:style-name="T2">Notă: </text:span>Dacă sistemul dvs. nu are dispozitive floppy, adăugaţi opţiunea <text:span text:style-name="code">--no-floppy</text:span> comenzii de mai sus pentru a preveni grub să probeze dispozitivele floppy (neexistente). </text:p>
          </table:table-cell>
        </table:table-row>
      </table:table>
      <text:p text:style-name="P12">În configuraţia exemplu, vrem să instalăm GRUB pentru a îl determina să citească informaţia de pe partiţia de boot <text:span text:style-name="path">/dev/hda1</text:span> şi să instaleze înregistrarea de boot GRUB în zona MBR (Master Boot Record) a discului, pentru ca primul lucru afişat în momentul pornirii sistemului să fie promptul GRUB. Bineînţeles, dacă nu aţi urmat configuraţia exemplu din timpul instalării, schimbaţi comenzile în concordanţă. </text:p>
      <text:p text:style-name="P12">Mecanismul de completare prin tab a aplicaţiei GRUB poate fi utilizat pentru a-l instala. Spre exemplu, dacă tastaţi "<text:span text:style-name="code">root (</text:span>" urmat de un TAB, vi se va afişa o listă de dispozitive (cum ar fi <text:span text:style-name="path">hd0</text:span>). Dacă tastaţi "<text:span text:style-name="code">root (hd0,</text:span>" urmat de un TAB, vi se va afişa o listă cu partiţiile disponibile din care să alegeţi (cum ar fi <text:span text:style-name="path">hd0,0</text:span>). </text:p>
      <text:p text:style-name="P12">Prin utilizarea completării cu tab, setarea GRUB nu ar trebui să fie aşa de complicată. Acum, haideţi, configuraţi GRUB, da? :-) </text:p>
      <table:table table:name="Table182" table:style-name="Table182">
        <table:table-column table:style-name="Table182.A"/>
        <table:table-row table:style-name="Table182.1">
          <table:table-cell table:style-name="Table182.A1" office:value-type="string">
            <text:p text:style-name="P13"><text:bookmark text:name="book_part1_chap10__chap2_pre8"/>Cod 2.8: Instalarea GRUB în zona MBR</text:p>
          </table:table-cell>
        </table:table-row>
        <table:table-row table:style-name="Table182.1">
          <table:table-cell table:style-name="Table182.A2" office:value-type="string">
            <text:p text:style-name="P14">grub&gt; <text:span text:style-name="code-input">root (hd0,0)</text:span> <text:s text:c="9"/><text:span text:style-name="code-comment">(Specificaţi unde se află partiţia dvs. /boot)</text:span></text:p>
            <text:p text:style-name="P14">grub&gt; <text:span text:style-name="code-input">setup (hd0)</text:span> <text:s text:c="10"/><text:span text:style-name="code-comment">(Instalaţi GRUB în zona MBR)</text:span></text:p>
            <text:p text:style-name="P14">grub&gt; <text:span text:style-name="code-input">quit</text:span> <text:s text:c="17"/><text:span text:style-name="code-comment">(Ieşiţi din GRUB shell)</text:span></text:p>
          </table:table-cell>
        </table:table-row>
      </table:table>
      <text:p text:style-name="P1"/>
      <table:table table:name="Table183" table:style-name="Table183">
        <table:table-column table:style-name="Table183.A"/>
        <table:table-row table:style-name="Table183.1">
          <table:table-cell table:style-name="Table183.A1" office:value-type="string">
            <text:p text:style-name="P15"><text:span text:style-name="T2">Notă: </text:span>Dacă doriţi să instalaţi GRUB într-o anumită zonă în loc de MBR, va trebui să modificaţi comanda <text:span text:style-name="code">setup</text:span> pentru a indica partiţia corespunzătoare. Spre exemplu, dacă doriţi să instalaţi GRUB în <text:span text:style-name="path">/dev/hda3</text:span>, atunci comanda devine <text:span text:style-name="code">setup (hd0,2)</text:span>. Totuşi, puţini utilizatori doresc acest lucru. </text:p>
          </table:table-cell>
        </table:table-row>
      </table:table>
      <text:p text:style-name="P12">Dacă aveţi mai multe întrebări în legătura cu GRUB, vă rugăm să consultaţi <text:a xlink:type="simple" xlink:href="http://www.gnu.org/software/grub/grub-faq.html"><text:span text:style-name="Internet_20_link">Întrebări Frecvente despre GRUB (FAQ)</text:span></text:a> sau <text:a xlink:type="simple" xlink:href="http://www.gnu.org/software/grub/manual/"><text:span text:style-name="Internet_20_link">Manualul GRUB</text:span></text:a>. </text:p>
      <table:table table:name="Table184" table:style-name="Table184">
        <table:table-column table:style-name="Table184.A"/>
        <table:table-row table:style-name="Table184.1">
          <table:table-cell table:style-name="Table184.A1" office:value-type="string">
            <text:p text:style-name="P15"><text:span text:style-name="T2">Notă: </text:span>Când reinstalaţi un kernel, nu trebuie să mai copiaţi fişierele. Trebuie doar să rulaţi <text:span text:style-name="code">make install</text:span> după compilarea surselor de kernel; aceasta va copia în mod automat fişierele necesare pentru ajustarea configuraţiei GRUB. </text:p>
          </table:table-cell>
        </table:table-row>
      </table:table>
      <text:p text:style-name="P12">Continuaţi cu <text:a xlink:type="simple" xlink:href="http://www.gentoo.org/doc/ro/handbook/handbook-x86.xml?full=1#reboot"><text:span text:style-name="Internet_20_link">Repornirea Sistemului</text:span></text:a>. </text:p>
      <text:p text:style-name="P10"><text:bookmark text:name="lilo"/><text:bookmark text:name="book_part1_chap10__chap3"/><text:span text:style-name="chapnum">10.c. </text:span>Alternativ: Utilizarea LILO</text:p>
      <text:p text:style-name="P11"><text:bookmark-start text:name="book_part1_chap10__chap3_sect1"/>Instalarea LILO<text:bookmark-end text:name="book_part1_chap10__chap3_sect1"/></text:p>
      <text:p text:style-name="P12">LILO, (LInuxLOader) este cu adevărat cel mai încercat dintre bootloader-ele de Linux. Totuşi îi lipsesc câteva caracteristici pe care GRUB-ul le are (acesta este şi motivul pentru care GRUB-ul câştigă popularitate). Motivul pentru care LILO este în continuare folosit, este acela că pe anumite sisteme GRUB-ul nu funcţionează, iar LILO funcţionează. Desigur, mai este folosit şi pentru ca unii <text:soft-page-break/>cunosc LILO şi vor să-l folosească în continuare. În ambele cazuri Gentoo este compatibil cu amândouă şi s-ar părea că aţi hotărât să foloseşti LILO. </text:p>
      <text:p text:style-name="P12">Instalarea LILO este foarte uşoară; numai utilizaţi <text:span text:style-name="code">emerge</text:span>. </text:p>
      <table:table table:name="Table185" table:style-name="Table185">
        <table:table-column table:style-name="Table185.A"/>
        <table:table-row table:style-name="Table185.1">
          <table:table-cell table:style-name="Table185.A1" office:value-type="string">
            <text:p text:style-name="P13"><text:bookmark text:name="book_part1_chap10__chap3_pre1"/>Cod 3.1: Instalarea LILO</text:p>
          </table:table-cell>
        </table:table-row>
        <table:table-row table:style-name="Table185.1">
          <table:table-cell table:style-name="Table185.A2" office:value-type="string">
            <text:p text:style-name="P14"># <text:span text:style-name="code-input">emerge lilo</text:span></text:p>
          </table:table-cell>
        </table:table-row>
      </table:table>
      <text:p text:style-name="P11">Configurarea LILO</text:p>
      <text:p text:style-name="P12">Ca să configuraţi LILO trebuie să creaţi <text:span text:style-name="path">/etc/lilo.conf</text:span>. Porniţi editorului dvs. preferat (în acest handbook, folosim <text:span text:style-name="code">nano</text:span>) şi creaţi fişierul. </text:p>
      <table:table table:name="Table186" table:style-name="Table186">
        <table:table-column table:style-name="Table186.A"/>
        <table:table-row table:style-name="Table186.1">
          <table:table-cell table:style-name="Table186.A1" office:value-type="string">
            <text:p text:style-name="P13"><text:bookmark text:name="book_part1_chap10__chap3_pre2"/>Cod 3.2: Crearea /etc/lilo.conf</text:p>
          </table:table-cell>
        </table:table-row>
        <table:table-row table:style-name="Table186.1">
          <table:table-cell table:style-name="Table186.A2" office:value-type="string">
            <text:p text:style-name="P14"># <text:span text:style-name="code-input">nano -w /etc/lilo.conf</text:span></text:p>
          </table:table-cell>
        </table:table-row>
      </table:table>
      <text:p text:style-name="P12">Cu câteva secţiuni în urmă v-am cerut să vă amintiţi numele kernel-image creat. În următorul exemplu <text:span text:style-name="path">lilo.conf</text:span> folosim schema de partiţionare exemplu. Sunt două părţi separate: </text:p>
      <text:list xml:id="list1303541743998927070" text:style-name="WW8Num23">
        <text:list-item>
          <text:p text:style-name="P6">Pentru cei care nu au folosit <text:span text:style-name="code">genkernel</text:span> la compilarea kernel </text:p>
        </text:list-item>
        <text:list-item>
          <text:p text:style-name="P8">Pentru cei care au folosit <text:span text:style-name="code">genkernel</text:span> la compilarea kernel </text:p>
        </text:list-item>
      </text:list>
      <text:p text:style-name="P12">Aveţi grijă să utilizaţi imaginea <text:span text:style-name="Emphasis1">dvs.</text:span> de kernel şi, dacă este cazul, imaginea <text:span text:style-name="Emphasis1">dvs.</text:span> initrd. </text:p>
      <table:table table:name="Table187" table:style-name="Table187">
        <table:table-column table:style-name="Table187.A"/>
        <table:table-row table:style-name="Table187.1">
          <table:table-cell table:style-name="Table187.A1" office:value-type="string">
            <text:p text:style-name="P15"><text:span text:style-name="T2">Notă: </text:span>Dacă sistemul de fişiere al partiţiei dvs. rădăcină este JFS, <text:span text:style-name="Emphasis1">trebuie</text:span> să adăugaţi " ro" în linia de <text:span text:style-name="code">kernel</text:span>, deoarece JFS trebuie să-şi restaureze log-ul înainte de a permite mount-area în modul read-write (citire-scriere). </text:p>
          </table:table-cell>
        </table:table-row>
      </table:table>
      <text:p text:style-name="P1"/>
      <table:table table:name="Table188" table:style-name="Table188">
        <table:table-column table:style-name="Table188.A"/>
        <table:table-row table:style-name="Table188.1">
          <table:table-cell table:style-name="Table188.A1" office:value-type="string">
            <text:p text:style-name="P13">Cod 3.3: Exemplu /etc/lilo.conf</text:p>
          </table:table-cell>
        </table:table-row>
        <table:table-row table:style-name="Table188.1">
          <table:table-cell table:style-name="Table188.A2" office:value-type="string">
            <text:p text:style-name="P14">boot=/dev/hda <text:s text:c="12"/><text:span text:style-name="code-comment"># Instalare LILO în MBR</text:span></text:p>
            <text:p text:style-name="P14">prompt <text:s text:c="19"/><text:span text:style-name="code-comment"># Acordaţi utilizatorului şansa de a selecta altă secţiune</text:span></text:p>
            <text:p text:style-name="P14">delay=50 <text:s text:c="17"/><text:span text:style-name="code-comment"># Se aşteaptă cinci (5) secunde înainte de boot-area secţiunii default</text:span></text:p>
            <text:p text:style-name="P14">default=gentoo <text:s text:c="11"/><text:span text:style-name="code-comment"># După ce a trecut timpul, se boot-ează secţiunea "gentoo"</text:span></text:p>
            <text:p text:style-name="P14"/>
            <text:p text:style-name="P14"><text:span text:style-name="code-comment"># Pentru utilizatori non-genkernel</text:span></text:p>
            <text:p text:style-name="P14">image=/boot/kernel-2.6.12-gentoo-r10</text:p>
            <text:p text:style-name="P14"><text:span text:style-name="T3"><text:s text:c="2"/></text:span>label=gentoo <text:s text:c="11"/><text:span text:style-name="code-comment"># Numele dat acestei secţiuni</text:span></text:p>
            <text:p text:style-name="P14"><text:span text:style-name="T3"><text:s text:c="2"/></text:span>read-only <text:s text:c="14"/><text:span text:style-name="code-comment"># încarcă un root doar cu permisiuni de citire (read-only). Nu modificaţi!</text:span></text:p>
            <text:p text:style-name="P14"><text:span text:style-name="T3"><text:s text:c="2"/></text:span>root=/dev/hda3 <text:s text:c="9"/><text:span text:style-name="code-comment"># Locaţia sistemului de fişiere root</text:span></text:p>
            <text:p text:style-name="P14"/>
            <text:p text:style-name="P14"><text:span text:style-name="code-comment"># Pentru utilizatorii genkernel</text:span></text:p>
            <text:p text:style-name="P14">image=/boot/kernel-genkernel-x86-2.6.12-gentoo-r10</text:p>
            <text:p text:style-name="P14"><text:span text:style-name="T3"><text:s text:c="2"/></text:span>label=gentoo</text:p>
            <text:p text:style-name="P14"><text:span text:style-name="T3"><text:s text:c="2"/></text:span>read-only</text:p>
            <text:p text:style-name="P14"><text:span text:style-name="T3"><text:s text:c="2"/></text:span>root=/dev/ram0</text:p>
            <text:p text:style-name="P14"><text:soft-page-break/><text:span text:style-name="T3"><text:s text:c="2"/></text:span>append="init=/linuxrc ramdisk=8192 real_root=/dev/hda3 udev"</text:p>
            <text:p text:style-name="P14"><text:span text:style-name="T3"><text:s text:c="2"/></text:span>initrd=/boot/initramfs-genkernel-2.6.12-gentoo-r10</text:p>
            <text:p text:style-name="P14"/>
            <text:p text:style-name="P14"><text:span text:style-name="code-comment"># Următoarele două linii sunt doar dacă doriţi un dual-boot cu un sistem Windows.</text:span></text:p>
            <text:p text:style-name="P14"><text:span text:style-name="code-comment"># În acest caz, Windows-ul este găzduit în /dev/hda6.</text:span></text:p>
            <text:p text:style-name="P14">other=/dev/hda6</text:p>
            <text:p text:style-name="P14"><text:span text:style-name="T3"><text:s text:c="2"/></text:span>label=windows</text:p>
          </table:table-cell>
        </table:table-row>
      </table:table>
      <text:p text:style-name="P1"/>
      <table:table table:name="Table189" table:style-name="Table189">
        <table:table-column table:style-name="Table189.A"/>
        <table:table-row table:style-name="Table189.1">
          <table:table-cell table:style-name="Table189.A1" office:value-type="string">
            <text:p text:style-name="P15"><text:span text:style-name="T2">Notă: </text:span>Parametrul <text:span text:style-name="code">udev</text:span> menţionat la sfârşitul liniei de kernel este necesară pentru a rezolva temporar o problemă din unele versiuni de genkernel <text:span text:style-name="Emphasis1">dacă</text:span> utilizaţi udev de la început (utilizare, care este implicită). </text:p>
          </table:table-cell>
        </table:table-row>
      </table:table>
      <text:p text:style-name="P1"/>
      <table:table table:name="Table190" table:style-name="Table190">
        <table:table-column table:style-name="Table190.A"/>
        <table:table-row table:style-name="Table190.1">
          <table:table-cell table:style-name="Table190.A1" office:value-type="string">
            <text:p text:style-name="P15"><text:span text:style-name="T2">Notă: </text:span>Dacă folosiţi o schemă de partiţionare şi/sau imagine kernel diferită, adaptaţi în consecinţă. </text:p>
          </table:table-cell>
        </table:table-row>
      </table:table>
      <text:p text:style-name="P12">Dacă doriţi să adăugaţi opţiuni în plus pentru kernel, adăugaţi <text:span text:style-name="code">append</text:span> la secţiune. De exemplu, vom adăuga opţiunea <text:span text:style-name="code">video</text:span> pentru a activa framebuffer: </text:p>
      <table:table table:name="Table191" table:style-name="Table191">
        <table:table-column table:style-name="Table191.A"/>
        <table:table-row table:style-name="Table191.1">
          <table:table-cell table:style-name="Table191.A1" office:value-type="string">
            <text:p text:style-name="P13"><text:bookmark text:name="book_part1_chap10__chap3_pre4"/>Cod 3.4: Folosirea append pentru a adăugarea opţiunilor pentru kernel</text:p>
          </table:table-cell>
        </table:table-row>
        <table:table-row table:style-name="Table191.1">
          <table:table-cell table:style-name="Table191.A2" office:value-type="string">
            <text:p text:style-name="P14">image=/boot/kernel-2.6.12-gentoo-r10</text:p>
            <text:p text:style-name="P14"><text:span text:style-name="T3"><text:s text:c="2"/></text:span>label=gentoo</text:p>
            <text:p text:style-name="P14"><text:span text:style-name="T3"><text:s text:c="2"/></text:span>read-only</text:p>
            <text:p text:style-name="P14"><text:span text:style-name="T3"><text:s text:c="2"/></text:span>root=/dev/hda3</text:p>
            <text:p text:style-name="P14"><text:span text:style-name="T3"><text:s text:c="2"/></text:span><text:span text:style-name="code-input">append="video=vesafb:mtrr,ywrap,1024x768-32@85"</text:span></text:p>
          </table:table-cell>
        </table:table-row>
      </table:table>
      <text:p text:style-name="P12">Dacă utilizaţi o versiune de kernel 2.6.7 sau mai nouă şi aţi modificat contactele pe hard-disk pentru că BIOS-ul dvs. nu poate manipula discuri mari, va trebui să adăugaţi opţiunea <text:span text:style-name="code">hdx=stroke</text:span>. </text:p>
      <text:p text:style-name="P12">Utilizatorii <text:span text:style-name="code">genkernel</text:span> trebuie să ştie că kernel-urile lor folosesc aceleaşi opţiuni la boot ca cele folosite pentru mediul Installation CD. De exemplu, pentru un SCSI trebuie să adaugi <text:span text:style-name="code">doscsi</text:span> ca opţiune kernel. </text:p>
      <text:p text:style-name="P12">Acum salvaţi fişierul şi ieşiţi. Ca să terminaţi, trebuie să rulaţi <text:span text:style-name="code">/sbin/lilo</text:span> pentru ca LILO să poată aplica <text:span text:style-name="path">/etc/lilo.conf</text:span> sistemului dvs. (spre ex. să se instaleze pe hard-disk). Reţineţi faptul că va trebui să rulaţi din nou <text:span text:style-name="code">/sbin/lilo</text:span> de câte ori instalaţi un nou kernel sau efectuaţi schimbări meniului! </text:p>
      <table:table table:name="Table192" table:style-name="Table192">
        <table:table-column table:style-name="Table192.A"/>
        <table:table-row table:style-name="Table192.1">
          <table:table-cell table:style-name="Table192.A1" office:value-type="string">
            <text:p text:style-name="P13"><text:bookmark text:name="book_part1_chap10__chap3_pre5"/>Cod 3.5: Finalizarea instalării LILO</text:p>
          </table:table-cell>
        </table:table-row>
        <table:table-row table:style-name="Table192.1">
          <table:table-cell table:style-name="Table192.A2" office:value-type="string">
            <text:p text:style-name="P14"># <text:span text:style-name="code-input">/sbin/lilo</text:span></text:p>
          </table:table-cell>
        </table:table-row>
      </table:table>
      <text:p text:style-name="P1"/>
      <table:table table:name="Table193" table:style-name="Table193">
        <table:table-column table:style-name="Table193.A"/>
        <table:table-row table:style-name="Table193.1">
          <table:table-cell table:style-name="Table193.A1" office:value-type="string">
            <text:p text:style-name="P15"><text:span text:style-name="T2">Notă: </text:span>Când reinstalaţi un kernel, nu trebuie să mai copiaţi fişierele. Trebuie doar să rulaţi <text:span text:style-name="code">make install</text:span> după compilarea surselor de kernel; aceasta va copia în mod automat fişierele necesare pentru ajustarea configuraţiei LILO. </text:p>
          </table:table-cell>
        </table:table-row>
      </table:table>
      <text:p text:style-name="P12">Acum, continuaţi cu <text:a xlink:type="simple" xlink:href="http://www.gentoo.org/doc/ro/handbook/handbook-x86.xml?full=1#reboot"><text:span text:style-name="Internet_20_link">Repornirea Sistemului</text:span></text:a>. </text:p>
      <text:p text:style-name="P10"><text:span text:style-name="chapnum">10.d. </text:span>Repornirea Sistemului</text:p>
      <text:p text:style-name="P12"><text:soft-page-break/>Ieşiţi din mediul chroot şi demount-aţi toate partiţiile. Apoi, tastaţi comanda magică pe care aţi aşteptat-o: <text:span text:style-name="code">reboot</text:span>. </text:p>
      <table:table table:name="Table194" table:style-name="Table194">
        <table:table-column table:style-name="Table194.A"/>
        <table:table-row table:style-name="Table194.1">
          <table:table-cell table:style-name="Table194.A1" office:value-type="string">
            <text:p text:style-name="P13"><text:bookmark text:name="book_part1_chap10__chap4_pre1"/>Cod 4.1: Demount-area tuturor partiţiilor şi repornirea</text:p>
          </table:table-cell>
        </table:table-row>
        <table:table-row table:style-name="Table194.1">
          <table:table-cell table:style-name="Table194.A2" office:value-type="string">
            <text:p text:style-name="P14"># <text:span text:style-name="code-input">exit</text:span></text:p>
            <text:p text:style-name="P14">cdimage ~# <text:span text:style-name="code-input">cd</text:span></text:p>
            <text:p text:style-name="P14">cdimage ~# <text:span text:style-name="code-input">umount /mnt/gentoo/boot /mnt/gentoo/dev /mnt/gentoo/proc /mnt/gentoo</text:span></text:p>
            <text:p text:style-name="P14">cdimage ~# <text:span text:style-name="code-input">reboot</text:span></text:p>
          </table:table-cell>
        </table:table-row>
      </table:table>
      <text:p text:style-name="P12">Bineînţeles, nu uitaţi să îndepărtaţi CD-ul boot-abil, altfel sistemul va boot-a din nou de pe CD în locul noului dvs. sistem Gentoo. </text:p>
      <text:p text:style-name="P12">Odată repornit sistemul în instalarea dvs. Gentoo, terminaţi cu <text:a xlink:type="simple" xlink:href="http://www.gentoo.org/doc/ro/handbook/handbook-x86.xml?full=1#book_part1_chap11"><text:span text:style-name="Internet_20_link">Finalizarea Instalării Gentoo</text:span></text:a>. </text:p>
      <text:h text:style-name="P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RO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line-height="100%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chaphead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ecthead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odetitle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/>
      <style:text-properties style:font-name="Courier New" fo:font-size="10pt" style:font-name-asian="Times New Roman" style:font-size-asian="10pt" style:font-name-complex="Courier New" style:font-size-complex="10pt"/>
    </style:style>
    <style:style style:name="note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chapnum" style:family="text" style:parent-style-name="Default_20_Paragraph_20_Font"/>
    <style:style style:name="Emphasis1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" style:family="text" style:parent-style-name="Default_20_Paragraph_20_Font"/>
    <style:style style:name="path" style:family="text" style:parent-style-name="Default_20_Paragraph_20_Font"/>
    <style:style style:name="code-input" style:family="text" style:parent-style-name="Default_20_Paragraph_20_Font"/>
    <style:style style:name="WW8Num22z0" style:family="text">
      <style:text-properties style:font-name="Symbol" fo:font-size="10pt" style:font-size-asian="10pt" style:font-name-complex="Symbol"/>
    </style:style>
    <style:style style:name="WW8Num22z1" style:family="text">
      <style:text-properties style:font-name="Courier New" fo:font-size="10pt" style:font-size-asian="10pt" style:font-name-complex="Courier New"/>
    </style:style>
    <style:style style:name="WW8Num22z2" style:family="text">
      <style:text-properties style:font-name="Wingdings" fo:font-size="10pt" style:font-size-asian="10pt" style:font-name-complex="Wingdings"/>
    </style:style>
    <style:style style:name="code-comment" style:family="text" style:parent-style-name="Default_20_Paragraph_20_Font"/>
    <style:style style:name="WW8Num23z0" style:family="text">
      <style:text-properties style:font-name="Symbol" fo:font-size="10pt" style:font-size-asian="10pt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8:48:55.67</meta:creation-date>
    <dc:date>2013-03-12T08:49:38.21</dc:date>
    <meta:editing-duration>P0D</meta:editing-duration>
    <meta:editing-cycles>1</meta:editing-cycles>
    <meta:document-statistic meta:table-count="25" meta:image-count="0" meta:object-count="0" meta:page-count="9" meta:paragraph-count="187" meta:word-count="2480" meta:character-count="16991" meta:non-whitespace-character-count="14486"/>
    <meta:generator>LibreOffice/4.0.0.3$Windows_x86 LibreOffice_project/7545bee9c2a0782548772a21bc84a9dcc583b89</meta:generator>
  </office:meta>
</office:document-meta>
</file>